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rsid="0004092c" officeooo:paragraph-rsid="0004092c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ed Soil Analysis Report</text:p>
      <text:p text:style-name="P1"/>
      <text:p text:style-name="P3">Code: </text:p>
      <text:p text:style-name="P2"/>
      <text:p text:style-name="P2">/* eslint-disable */</text:p>
      <text:p text:style-name="P2">// Remove dotenv - use Firebase config instead</text:p>
      <text:p text:style-name="P2">// require('dotenv').config();</text:p>
      <text:p text:style-name="P2"/>
      <text:p text:style-name="P2">const { onValueCreated } = require('firebase-functions/v2/database');</text:p>
      <text:p text:style-name="P2">const { onSchedule } = require('firebase-functions/v2/scheduler');</text:p>
      <text:p text:style-name="P2">const { logger } = require('firebase-functions/v2');</text:p>
      <text:p text:style-name="P2">const admin = require('firebase-admin');</text:p>
      <text:p text:style-name="P2">const PDFDocument = require('pdfkit');</text:p>
      <text:p text:style-name="P2">const twilio = require('twilio');</text:p>
      <text:p text:style-name="P2"/>
      <text:p text:style-name="P2">// Initialize Firebase Admin</text:p>
      <text:p text:style-name="P2">admin.initializeApp();</text:p>
      <text:p text:style-name="P2"/>
      <text:p text:style-name="P2">const bucket = admin.storage().bucket();</text:p>
      <text:p text:style-name="P2"/>
      <text:p text:style-name="P2">// Get config from Firebase Functions config</text:p>
      <text:p text:style-name="P2">const config = require('firebase-functions').config();</text:p>
      <text:p text:style-name="P2"/>
      <text:p text:style-name="P2">const TWILIO_SID = config.twilio.sid || process.env.TWILIO_SID;</text:p>
      <text:p text:style-name="P2">const TWILIO_TOKEN = config.twilio.token || process.env.TWILIO_TOKEN;</text:p>
      <text:p text:style-name="P2">const TWILIO_FROM = config.twilio.whatsapp_from || process.env.TWILIO_WHATSAPP_FROM;</text:p>
      <text:p text:style-name="P2">const APP_DEFAULT_PHONE = config.app.default_phone || process.env.APP_DEFAULT_PHONE || null;</text:p>
      <text:p text:style-name="P2"/>
      <text:p text:style-name="P2">if (!TWILIO_SID || !TWILIO_TOKEN || !TWILIO_FROM) {</text:p>
      <text:p text:style-name="P2"><text:soft-page-break/><text:s text:c="2"/>logger.warn('Twilio env missing. Ensure Twilio config is set.');</text:p>
      <text:p text:style-name="P2">}</text:p>
      <text:p text:style-name="P2"/>
      <text:p text:style-name="P2">const client = twilio(TWILIO_SID, TWILIO_TOKEN);</text:p>
      <text:p text:style-name="P2"/>
      <text:p text:style-name="P2">// Track active batches</text:p>
      <text:p text:style-name="P2">const ACTIVE_BATCHES = new Map();</text:p>
      <text:p text:style-name="P2">const BATCH_TIMEOUT_MS = 60 * 1000; // 1 minute</text:p>
      <text:p text:style-name="P2"/>
      <text:p text:style-name="P2">// ---------- PDF builder ----------</text:p>
      <text:p text:style-name="P2">function createPdfBufferForSummary(summary) {</text:p>
      <text:p text:style-name="P2"><text:s text:c="2"/>return new Promise((resolve, reject) =&gt; {</text:p>
      <text:p text:style-name="P2"><text:s text:c="4"/>try {</text:p>
      <text:p text:style-name="P2"><text:s text:c="6"/>const doc = new PDFDocument({ margin: 36, size: 'A4' });</text:p>
      <text:p text:style-name="P2"><text:s text:c="6"/>const chunks = [];</text:p>
      <text:p text:style-name="P2"><text:s text:c="6"/>doc.on('data', c =&gt; chunks.push(c));</text:p>
      <text:p text:style-name="P2"><text:s text:c="6"/>doc.on('end', () =&gt; resolve(Buffer.concat(chunks)));</text:p>
      <text:p text:style-name="P2"/>
      <text:p text:style-name="P2"><text:s text:c="6"/>doc.font('Courier').fontSize(14).text('------ SOIL REPORT ------', { align: 'center' });</text:p>
      <text:p text:style-name="P2"><text:s text:c="6"/>doc.moveDown(1);</text:p>
      <text:p text:style-name="P2"><text:s text:c="6"/></text:p>
      <text:p text:style-name="P2"><text:s text:c="6"/>doc.fontSize(11).text(`Generated: ${new Date().toISOString()}`);</text:p>
      <text:p text:style-name="P2"><text:s text:c="6"/>doc.moveDown(0.5);</text:p>
      <text:p text:style-name="P2"><text:s text:c="6"/></text:p>
      <text:p text:style-name="P2"><text:s text:c="6"/>doc.text(`Readings in batch: ${summary.count}`);</text:p>
      <text:p text:style-name="P2"><text:s text:c="6"/>doc.moveDown(0.5);</text:p>
      <text:p text:style-name="P2"><text:s text:c="6"/></text:p>
      <text:p text:style-name="P2"><text:s text:c="6"/>doc.text('AVERAGES:');</text:p>
      <text:p text:style-name="P2"><text:s text:c="6"/>doc.text(`Temperature: ${summary.avgTemp ? summary.avgTemp.toFixed(2) : 'N/A'}°C`);</text:p>
      <text:p text:style-name="P2"><text:s text:c="6"/>doc.text(`pH: ${summary.avgPH ? summary.avgPH.toFixed(2) : 'N/A'}`);</text:p>
      <text:p text:style-name="P2"><text:soft-page-break/><text:s text:c="6"/>doc.text(`Soil Moisture: ${summary.avgMoisture ? summary.avgMoisture.toFixed(2) : 'N/A'}%`);</text:p>
      <text:p text:style-name="P2"><text:s text:c="6"/>doc.text(`Conductivity: ${summary.avgEC ? summary.avgEC.toFixed(2) : 'N/A'} µS/cm`);</text:p>
      <text:p text:style-name="P2"><text:s text:c="6"/>doc.moveDown(0.5);</text:p>
      <text:p text:style-name="P2"><text:s text:c="6"/></text:p>
      <text:p text:style-name="P2"><text:s text:c="6"/>doc.text('RANGE:');</text:p>
      <text:p text:style-name="P2"><text:s text:c="6"/>doc.text(`Temperature: ${summary.minTemp || 'N/A'}°C - ${summary.maxTemp || 'N/A'}°C`);</text:p>
      <text:p text:style-name="P2"><text:s text:c="6"/>doc.text(`pH: ${summary.minPH || 'N/A'} - ${summary.maxPH || 'N/A'}`);</text:p>
      <text:p text:style-name="P2"><text:s text:c="6"/>doc.text(`Moisture: ${summary.minMoisture || 'N/A'}% - ${summary.maxMoisture || 'N/A'}%`);</text:p>
      <text:p text:style-name="P2"><text:s text:c="6"/>doc.text(`Conductivity: ${summary.minEC || 'N/A'} - ${summary.maxEC || 'N/A'} µS/cm`);</text:p>
      <text:p text:style-name="P2"><text:s text:c="6"/>doc.moveDown(1);</text:p>
      <text:p text:style-name="P2"><text:s text:c="6"/></text:p>
      <text:p text:style-name="P2"><text:s text:c="6"/>doc.text('RECOMMENDATIONS:', { underline: true });</text:p>
      <text:p text:style-name="P2"><text:s text:c="6"/></text:p>
      <text:p text:style-name="P2"><text:s text:c="6"/>if (summary.avgPH !== undefined &amp;&amp; summary.avgPH &lt; 6.0) {</text:p>
      <text:p text:style-name="P2"><text:s text:c="8"/>doc.text('pH is acidic - consider adding lime to raise pH.');</text:p>
      <text:p text:style-name="P2"><text:s text:c="6"/>} else if (summary.avgPH !== undefined &amp;&amp; summary.avgPH &gt; 7.5) {</text:p>
      <text:p text:style-name="P2"><text:s text:c="8"/>doc.text('pH is alkaline - consider adding sulfur to lower pH.');</text:p>
      <text:p text:style-name="P2"><text:s text:c="6"/>} else if (summary.avgPH !== undefined) {</text:p>
      <text:p text:style-name="P2"><text:s text:c="8"/>doc.text('pH is optimal for most crops (6.0-7.5).');</text:p>
      <text:p text:style-name="P2"><text:s text:c="6"/>} else {</text:p>
      <text:p text:style-name="P2"><text:s text:c="8"/>doc.text('pH data not available.');</text:p>
      <text:p text:style-name="P2"><text:s text:c="6"/>}</text:p>
      <text:p text:style-name="P2"><text:s text:c="6"/></text:p>
      <text:p text:style-name="P2"><text:s text:c="6"/>if (summary.avgMoisture !== undefined &amp;&amp; summary.avgMoisture &lt; 30) {</text:p>
      <text:p text:style-name="P2"><text:s text:c="8"/>doc.text('Soil moisture is low - irrigation recommended.');</text:p>
      <text:p text:style-name="P2"><text:soft-page-break/><text:s text:c="6"/>} else if (summary.avgMoisture !== undefined &amp;&amp; summary.avgMoisture &gt; 60) {</text:p>
      <text:p text:style-name="P2"><text:s text:c="8"/>doc.text('Soil moisture is high - risk of waterlogging.');</text:p>
      <text:p text:style-name="P2"><text:s text:c="6"/>} else if (summary.avgMoisture !== undefined) {</text:p>
      <text:p text:style-name="P2"><text:s text:c="8"/>doc.text('Soil moisture is in optimal range.');</text:p>
      <text:p text:style-name="P2"><text:s text:c="6"/>} else {</text:p>
      <text:p text:style-name="P2"><text:s text:c="8"/>doc.text('Soil moisture data not available.');</text:p>
      <text:p text:style-name="P2"><text:s text:c="6"/>}</text:p>
      <text:p text:style-name="P2"><text:s text:c="6"/></text:p>
      <text:p text:style-name="P2"><text:s text:c="6"/>doc.moveDown(1);</text:p>
      <text:p text:style-name="P2"><text:s text:c="6"/>doc.text('--- End of report ---', { align: 'center' });</text:p>
      <text:p text:style-name="P2"><text:s text:c="6"/>doc.end();</text:p>
      <text:p text:style-name="P2"><text:s text:c="4"/>} catch (err) {</text:p>
      <text:p text:style-name="P2"><text:s text:c="6"/>reject(err);</text:p>
      <text:p text:style-name="P2"><text:s text:c="4"/>}</text:p>
      <text:p text:style-name="P2"><text:s text:c="2"/>});</text:p>
      <text:p text:style-name="P2">}</text:p>
      <text:p text:style-name="P2"/>
      <text:p text:style-name="P2">// ---------- Aggregation helper ----------</text:p>
      <text:p text:style-name="P2">async function aggregateReadings(readings) {</text:p>
      <text:p text:style-name="P2"><text:s text:c="2"/>const children = readings.filter(Boolean);</text:p>
      <text:p text:style-name="P2"><text:s text:c="2"/>const count = children.length;</text:p>
      <text:p text:style-name="P2"/>
      <text:p text:style-name="P2"><text:s text:c="2"/>const toNumberArr = (keys) =&gt; {</text:p>
      <text:p text:style-name="P2"><text:s text:c="4"/>const arr = [];</text:p>
      <text:p text:style-name="P2"><text:s text:c="4"/>for (const r of children) {</text:p>
      <text:p text:style-name="P2"><text:s text:c="6"/>for (const k of keys) {</text:p>
      <text:p text:style-name="P2"><text:s text:c="8"/>if (r[k] !== undefined &amp;&amp; r[k] !== null &amp;&amp; r[k] !== '') {</text:p>
      <text:p text:style-name="P2"><text:s text:c="10"/>const n = Number(r[k]);</text:p>
      <text:p text:style-name="P2"><text:s text:c="10"/>if (!Number.isNaN(n)) { arr.push(n); break; }</text:p>
      <text:p text:style-name="P2"><text:s text:c="8"/>}</text:p>
      <text:p text:style-name="P2"><text:s text:c="6"/>}</text:p>
      <text:p text:style-name="P2"><text:s text:c="4"/>}</text:p>
      <text:p text:style-name="P2"><text:s text:c="4"/>return arr;</text:p>
      <text:p text:style-name="P2"><text:s text:c="2"/>};</text:p>
      <text:p text:style-name="P2"><text:soft-page-break/></text:p>
      <text:p text:style-name="P2"><text:s text:c="2"/>const stat = (arr) =&gt; {</text:p>
      <text:p text:style-name="P2"><text:s text:c="4"/>if (!arr.length) return { avg: 0, min: 0, max: 0 };</text:p>
      <text:p text:style-name="P2"><text:s text:c="4"/>const sum = arr.reduce((a,b)=&gt;a+b,0);</text:p>
      <text:p text:style-name="P2"><text:s text:c="4"/>return { avg: sum / arr.length, min: Math.min(...arr), max: Math.max(...arr) };</text:p>
      <text:p text:style-name="P2"><text:s text:c="2"/>};</text:p>
      <text:p text:style-name="P2"/>
      <text:p text:style-name="P2"><text:s text:c="2"/>const tempArr = toNumberArr(['temperature', 'temp']);</text:p>
      <text:p text:style-name="P2"><text:s text:c="2"/>const phArr = toNumberArr(['ph', 'pH']);</text:p>
      <text:p text:style-name="P2"><text:s text:c="2"/>const moistureArr = toNumberArr(['soilMoisture', 'moisture']);</text:p>
      <text:p text:style-name="P2"><text:s text:c="2"/>const ecArr = toNumberArr(['conductivity', 'ec']);</text:p>
      <text:p text:style-name="P2"/>
      <text:p text:style-name="P2"><text:s text:c="2"/>const tempStat = stat(tempArr);</text:p>
      <text:p text:style-name="P2"><text:s text:c="2"/>const phStat = stat(phArr);</text:p>
      <text:p text:style-name="P2"><text:s text:c="2"/>const moStat = stat(moistureArr);</text:p>
      <text:p text:style-name="P2"><text:s text:c="2"/>const ecStat = stat(ecArr);</text:p>
      <text:p text:style-name="P2"/>
      <text:p text:style-name="P2"><text:s text:c="2"/>return {</text:p>
      <text:p text:style-name="P2"><text:s text:c="4"/>count,</text:p>
      <text:p text:style-name="P2"><text:s text:c="4"/>avgTemp: tempStat.avg, minTemp: tempStat.min, maxTemp: tempStat.max,</text:p>
      <text:p text:style-name="P2"><text:s text:c="4"/>avgPH: phStat.avg, minPH: phStat.min, maxPH: phStat.max,</text:p>
      <text:p text:style-name="P2"><text:s text:c="4"/>avgMoisture: moStat.avg, minMoisture: moStat.min, maxMoisture: moStat.max,</text:p>
      <text:p text:style-name="P2"><text:s text:c="4"/>avgEC: ecStat.avg, minEC: ecStat.min, maxEC: ecStat.max,</text:p>
      <text:p text:style-name="P2"><text:s text:c="4"/>phones: Array.from(new Set(children.map(r =&gt; r.phone).filter(Boolean)))</text:p>
      <text:p text:style-name="P2"><text:s text:c="2"/>};</text:p>
      <text:p text:style-name="P2">}</text:p>
      <text:p text:style-name="P2"/>
      <text:p text:style-name="P2">// ---------- Batch Manager ----------</text:p>
      <text:p text:style-name="P2">class BatchManager {</text:p>
      <text:p text:style-name="P2"><text:s text:c="2"/>constructor() {</text:p>
      <text:p text:style-name="P2"><text:s text:c="4"/>this.batches = new Map();</text:p>
      <text:p text:style-name="P2"><text:soft-page-break/><text:s text:c="2"/>}</text:p>
      <text:p text:style-name="P2"/>
      <text:p text:style-name="P2"><text:s text:c="2"/>startBatch(batchId, firstReading) {</text:p>
      <text:p text:style-name="P2"><text:s text:c="4"/>if (this.batches.has(batchId)) {</text:p>
      <text:p text:style-name="P2"><text:s text:c="6"/>return this.batches.get(batchId);</text:p>
      <text:p text:style-name="P2"><text:s text:c="4"/>}</text:p>
      <text:p text:style-name="P2"/>
      <text:p text:style-name="P2"><text:s text:c="4"/>const batch = {</text:p>
      <text:p text:style-name="P2"><text:s text:c="6"/>id: batchId,</text:p>
      <text:p text:style-name="P2"><text:s text:c="6"/>readings: [firstReading],</text:p>
      <text:p text:style-name="P2"><text:s text:c="6"/>startTime: Date.now(),</text:p>
      <text:p text:style-name="P2"><text:s text:c="6"/>timer: setTimeout(() =&gt; {</text:p>
      <text:p text:style-name="P2"><text:s text:c="8"/>this.processBatch(batchId);</text:p>
      <text:p text:style-name="P2"><text:s text:c="6"/>}, BATCH_TIMEOUT_MS)</text:p>
      <text:p text:style-name="P2"><text:s text:c="4"/>};</text:p>
      <text:p text:style-name="P2"/>
      <text:p text:style-name="P2"><text:s text:c="4"/>this.batches.set(batchId, batch);</text:p>
      <text:p text:style-name="P2"><text:s text:c="4"/>logger.info(`Started new batch: ${batchId}`);</text:p>
      <text:p text:style-name="P2"><text:s text:c="4"/>return batch;</text:p>
      <text:p text:style-name="P2"><text:s text:c="2"/>}</text:p>
      <text:p text:style-name="P2"/>
      <text:p text:style-name="P2"><text:s text:c="2"/>addToBatch(batchId, reading) {</text:p>
      <text:p text:style-name="P2"><text:s text:c="4"/>const batch = this.batches.get(batchId);</text:p>
      <text:p text:style-name="P2"><text:s text:c="4"/>if (batch) {</text:p>
      <text:p text:style-name="P2"><text:s text:c="6"/>batch.readings.push(reading);</text:p>
      <text:p text:style-name="P2"><text:s text:c="6"/>logger.info(`Added reading to batch ${batchId}, total: ${batch.readings.length}`);</text:p>
      <text:p text:style-name="P2"><text:s text:c="6"/>return true;</text:p>
      <text:p text:style-name="P2"><text:s text:c="4"/>}</text:p>
      <text:p text:style-name="P2"><text:s text:c="4"/>return false;</text:p>
      <text:p text:style-name="P2"><text:s text:c="2"/>}</text:p>
      <text:p text:style-name="P2"/>
      <text:p text:style-name="P2"><text:s text:c="2"/>async processBatch(batchId) {</text:p>
      <text:p text:style-name="P2"><text:s text:c="4"/>const batch = this.batches.get(batchId);</text:p>
      <text:p text:style-name="P2"><text:s text:c="4"/>if (!batch) return;</text:p>
      <text:p text:style-name="P2"><text:soft-page-break/></text:p>
      <text:p text:style-name="P2"><text:s text:c="4"/>clearTimeout(batch.timer);</text:p>
      <text:p text:style-name="P2"><text:s text:c="4"/>this.batches.delete(batchId);</text:p>
      <text:p text:style-name="P2"/>
      <text:p text:style-name="P2"><text:s text:c="4"/>try {</text:p>
      <text:p text:style-name="P2"><text:s text:c="6"/>logger.info(`Processing batch ${batchId} with ${batch.readings.length} readings`);</text:p>
      <text:p text:style-name="P2"><text:s text:c="6"/></text:p>
      <text:p text:style-name="P2"><text:s text:c="6"/>const summary = await aggregateReadings(batch.readings);</text:p>
      <text:p text:style-name="P2"><text:s text:c="6"/></text:p>
      <text:p text:style-name="P2"><text:s text:c="6"/>if (summary.count === 0) {</text:p>
      <text:p text:style-name="P2"><text:s text:c="8"/>logger.info('No valid readings in batch');</text:p>
      <text:p text:style-name="P2"><text:s text:c="8"/>return;</text:p>
      <text:p text:style-name="P2"><text:s text:c="6"/>}</text:p>
      <text:p text:style-name="P2"/>
      <text:p text:style-name="P2"><text:s text:c="6"/>// Create PDF</text:p>
      <text:p text:style-name="P2"><text:s text:c="6"/>const pdfBuffer = await createPdfBufferForSummary(summary);</text:p>
      <text:p text:style-name="P2"><text:s text:c="6"/>const timestamp = new Date().toISOString().replace(/[:.]/g, '-');</text:p>
      <text:p text:style-name="P2"><text:s text:c="6"/>const destination = `soil_reports/batch-${batchId}-${timestamp}.pdf`;</text:p>
      <text:p text:style-name="P2"><text:s text:c="6"/>const file = bucket.file(destination);</text:p>
      <text:p text:style-name="P2"/>
      <text:p text:style-name="P2"><text:s text:c="6"/>await file.save(pdfBuffer, {</text:p>
      <text:p text:style-name="P2"><text:s text:c="8"/>metadata: { contentType: 'application/pdf' },</text:p>
      <text:p text:style-name="P2"><text:s text:c="8"/>resumable: false</text:p>
      <text:p text:style-name="P2"><text:s text:c="6"/>});</text:p>
      <text:p text:style-name="P2"/>
      <text:p text:style-name="P2"><text:s text:c="6"/>await file.makePublic();</text:p>
      <text:p text:style-name="P2"><text:s text:c="6"/>const publicUrl = `https://storage.googleapis.com/${file.bucket.name}/${file.name}`;</text:p>
      <text:p text:style-name="P2"><text:s text:c="6"/>logger.info('Uploaded batch PDF:', publicUrl);</text:p>
      <text:p text:style-name="P2"/>
      <text:p text:style-name="P2"><text:s text:c="6"/>// Send to recipients</text:p>
      <text:p text:style-name="P2"><text:soft-page-break/><text:s text:c="6"/>let recipients = summary.phones || [];</text:p>
      <text:p text:style-name="P2"><text:s text:c="6"/>recipients = recipients.filter(p =&gt; typeof p === 'string' &amp;&amp; p.trim().length &gt; 0);</text:p>
      <text:p text:style-name="P2"/>
      <text:p text:style-name="P2"><text:s text:c="6"/>if (recipients.length === 0 &amp;&amp; APP_DEFAULT_PHONE) {</text:p>
      <text:p text:style-name="P2"><text:s text:c="8"/>recipients = [APP_DEFAULT_PHONE];</text:p>
      <text:p text:style-name="P2"><text:s text:c="6"/>}</text:p>
      <text:p text:style-name="P2"/>
      <text:p text:style-name="P2"><text:s text:c="6"/>if (recipients.length === 0) {</text:p>
      <text:p text:style-name="P2"><text:s text:c="8"/>logger.warn('No recipients found for batch');</text:p>
      <text:p text:style-name="P2"><text:s text:c="8"/>return;</text:p>
      <text:p text:style-name="P2"><text:s text:c="6"/>}</text:p>
      <text:p text:style-name="P2"/>
      <text:p text:style-name="P2"><text:s text:c="6"/>// Send to each recipient</text:p>
      <text:p text:style-name="P2"><text:s text:c="6"/>for (const toPhone of recipients) {</text:p>
      <text:p text:style-name="P2"><text:s text:c="8"/>try {</text:p>
      <text:p text:style-name="P2"><text:s text:c="10"/>const res = await client.messages.create({</text:p>
      <text:p text:style-name="P2"><text:s text:c="12"/>from: TWILIO_FROM,</text:p>
      <text:p text:style-name="P2"><text:s text:c="12"/>to: `whatsapp:${toPhone}`,</text:p>
      <text:p text:style-name="P2"><text:s text:c="12"/>body: `Soil report (${summary.count} readings in last minute).`,</text:p>
      <text:p text:style-name="P2"><text:s text:c="12"/>mediaUrl: [publicUrl]</text:p>
      <text:p text:style-name="P2"><text:s text:c="10"/>});</text:p>
      <text:p text:style-name="P2"><text:s text:c="10"/>logger.info('Sent batch report', { toPhone, sid: res.sid });</text:p>
      <text:p text:style-name="P2"><text:s text:c="8"/>} catch (twErr) {</text:p>
      <text:p text:style-name="P2"><text:s text:c="10"/>logger.error('Twilio error for batch', { toPhone, error: twErr.message });</text:p>
      <text:p text:style-name="P2"><text:s text:c="8"/>}</text:p>
      <text:p text:style-name="P2"><text:s text:c="6"/>}</text:p>
      <text:p text:style-name="P2"/>
      <text:p text:style-name="P2"><text:s text:c="4"/>} catch (err) {</text:p>
      <text:p text:style-name="P2"><text:s text:c="6"/>logger.error('Error processing batch:', err);</text:p>
      <text:p text:style-name="P2"><text:s text:c="4"/>}</text:p>
      <text:p text:style-name="P2"><text:s text:c="2"/>}</text:p>
      <text:p text:style-name="P2">}</text:p>
      <text:p text:style-name="P2"><text:soft-page-break/></text:p>
      <text:p text:style-name="P2">// Initialize batch manager</text:p>
      <text:p text:style-name="P2">const batchManager = new BatchManager();</text:p>
      <text:p text:style-name="P2"/>
      <text:p text:style-name="P2">// ------------------ Main Trigger ------------------</text:p>
      <text:p text:style-name="P2">exports.onNewSoilReadingRTDB = onValueCreated(</text:p>
      <text:p text:style-name="P2"><text:s text:c="2"/>{ ref: '/readings/{pushId}', memory: '1GiB' },</text:p>
      <text:p text:style-name="P2"><text:s text:c="2"/>async (event) =&gt; {</text:p>
      <text:p text:style-name="P2"><text:s text:c="4"/>try {</text:p>
      <text:p text:style-name="P2"><text:s text:c="6"/>const reading = event.data.val() || {};</text:p>
      <text:p text:style-name="P2"><text:s text:c="6"/>const pushId = event.params.pushId;</text:p>
      <text:p text:style-name="P2"><text:s text:c="6"/>logger.info('New reading received:', { pushId, reading });</text:p>
      <text:p text:style-name="P2"/>
      <text:p text:style-name="P2"><text:s text:c="6"/>// Generate batch ID based on current minute</text:p>
      <text:p text:style-name="P2"><text:s text:c="6"/>const now = new Date();</text:p>
      <text:p text:style-name="P2"><text:s text:c="6"/>const batchId = `batch-${now.getFullYear()}-${now.getMonth() + 1}-${now.getDate()}-${now.getHours()}-${now.getMinutes()}`;</text:p>
      <text:p text:style-name="P2"/>
      <text:p text:style-name="P2"><text:s text:c="6"/>// Check if batch exists</text:p>
      <text:p text:style-name="P2"><text:s text:c="6"/>if (batchManager.batches.has(batchId)) {</text:p>
      <text:p text:style-name="P2"><text:s text:c="8"/>batchManager.addToBatch(batchId, reading);</text:p>
      <text:p text:style-name="P2"><text:s text:c="8"/>logger.info(`Added to existing batch: ${batchId}`);</text:p>
      <text:p text:style-name="P2"><text:s text:c="6"/>} else {</text:p>
      <text:p text:style-name="P2"><text:s text:c="8"/>batchManager.startBatch(batchId, reading);</text:p>
      <text:p text:style-name="P2"><text:s text:c="8"/>logger.info(`Started new batch: ${batchId}`);</text:p>
      <text:p text:style-name="P2"><text:s text:c="6"/>}</text:p>
      <text:p text:style-name="P2"/>
      <text:p text:style-name="P2"><text:s text:c="6"/>// Store reading in database</text:p>
      <text:p text:style-name="P2"><text:s text:c="6"/>await admin.database().ref(`/readings/${pushId}`).set({</text:p>
      <text:p text:style-name="P2"><text:s text:c="8"/>...reading,</text:p>
      <text:p text:style-name="P2"><text:s text:c="8"/>batchId: batchId,</text:p>
      <text:p text:style-name="P2"><text:s text:c="8"/>receivedAt: Date.now()</text:p>
      <text:p text:style-name="P2"><text:s text:c="6"/>});</text:p>
      <text:p text:style-name="P2"/>
      <text:p text:style-name="P2"><text:soft-page-break/><text:s text:c="6"/>return null;</text:p>
      <text:p text:style-name="P2"><text:s text:c="4"/>} catch (err) {</text:p>
      <text:p text:style-name="P2"><text:s text:c="6"/>logger.error('Error in onNewSoilReadingRTDB:', err);</text:p>
      <text:p text:style-name="P2"><text:s text:c="6"/>throw err;</text:p>
      <text:p text:style-name="P2"><text:s text:c="4"/>}</text:p>
      <text:p text:style-name="P2"><text:s text:c="2"/>}</text:p>
      <text:p text:style-name="P2">);</text:p>
      <text:p text:style-name="P2"/>
      <text:p text:style-name="P2">// ------------------ Cleanup Schedule ------------------</text:p>
      <text:p text:style-name="P2">exports.cleanupStuckBatches = onSchedule(</text:p>
      <text:p text:style-name="P2"><text:s text:c="2"/>{ schedule: 'every 5 minutes', memory: '256MiB' },</text:p>
      <text:p text:style-name="P2"><text:s text:c="2"/>async (event) =&gt; {</text:p>
      <text:p text:style-name="P2"><text:s text:c="4"/>const now = Date.now();</text:p>
      <text:p text:style-name="P2"><text:s text:c="4"/>const stuckBatches = [];</text:p>
      <text:p text:style-name="P2"><text:s text:c="4"/></text:p>
      <text:p text:style-name="P2"><text:s text:c="4"/>for (const [batchId, batch] of batchManager.batches.entries()) {</text:p>
      <text:p text:style-name="P2"><text:s text:c="6"/>if (now - batch.startTime &gt; BATCH_TIMEOUT_MS + 30000) { // 30 seconds extra</text:p>
      <text:p text:style-name="P2"><text:s text:c="8"/>stuckBatches.push(batchId);</text:p>
      <text:p text:style-name="P2"><text:s text:c="6"/>}</text:p>
      <text:p text:style-name="P2"><text:s text:c="4"/>}</text:p>
      <text:p text:style-name="P2"><text:s text:c="4"/></text:p>
      <text:p text:style-name="P2"><text:s text:c="4"/>if (stuckBatches.length &gt; 0) {</text:p>
      <text:p text:style-name="P2"><text:s text:c="6"/>logger.warn(`Cleaning up ${stuckBatches.length} stuck batches`);</text:p>
      <text:p text:style-name="P2"><text:s text:c="6"/>for (const batchId of stuckBatches) {</text:p>
      <text:p text:style-name="P2"><text:s text:c="8"/>batchManager.batches.delete(batchId);</text:p>
      <text:p text:style-name="P2"><text:s text:c="6"/>}</text:p>
      <text:p text:style-name="P2"><text:s text:c="4"/>}</text:p>
      <text:p text:style-name="P2"><text:s text:c="4"/></text:p>
      <text:p text:style-name="P2"><text:s text:c="4"/>return null;</text:p>
      <text:p text:style-name="P2"><text:s text:c="2"/>}</text:p>
      <text:p text:style-name="P2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4:24:34.748176473</meta:creation-date>
    <dc:date>2025-12-12T14:25:46.308680120</dc:date>
    <meta:editing-duration>PT1M11S</meta:editing-duration>
    <meta:editing-cycles>1</meta:editing-cycles>
    <meta:document-statistic meta:table-count="0" meta:image-count="0" meta:object-count="0" meta:page-count="10" meta:paragraph-count="268" meta:word-count="1027" meta:character-count="9788" meta:non-whitespace-character-count="7787"/>
    <meta:generator>LibreOffice/7.3.7.2$Linux_X86_64 LibreOffice_project/30$Build-2</meta:generator>
  </office:meta>
</office:document-meta>
</file>